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njaliOldLipi" svg:font-family="AnjaliOldLipi" style:font-pitch="variable"/>
    <style:font-face style:name="Chandas" svg:font-family="Chandas" style:font-pitch="variable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346d" officeooo:paragraph-rsid="0010346d" style:font-weight-asian="bold" style:font-weight-complex="bold"/>
    </style:style>
    <style:style style:name="P2" style:family="paragraph" style:parent-style-name="Standard">
      <style:text-properties fo:font-weight="bold" officeooo:rsid="0011c34c" officeooo:paragraph-rsid="0011c34c" style:font-weight-asian="bold" style:font-weight-complex="bold"/>
    </style:style>
    <style:style style:name="P3" style:family="paragraph" style:parent-style-name="Standard">
      <style:text-properties fo:font-weight="bold" officeooo:rsid="00133b1b" officeooo:paragraph-rsid="00133b1b" style:font-weight-asian="bold" style:font-weight-complex="bold"/>
    </style:style>
    <style:style style:name="P4" style:family="paragraph" style:parent-style-name="Standard">
      <style:text-properties fo:font-weight="normal" officeooo:rsid="0010346d" officeooo:paragraph-rsid="0010346d" style:font-weight-asian="normal" style:font-weight-complex="normal"/>
    </style:style>
    <style:style style:name="P5" style:family="paragraph" style:parent-style-name="Standard">
      <style:text-properties fo:font-weight="normal" officeooo:rsid="0011c34c" officeooo:paragraph-rsid="0011c34c" style:font-weight-asian="normal" style:font-weight-complex="normal"/>
    </style:style>
    <style:style style:name="T1" style:family="text">
      <style:text-properties style:font-name="Chandas"/>
    </style:style>
    <style:style style:name="T2" style:family="text">
      <style:text-properties style:font-name="Chandas" fo:font-weight="normal" style:font-weight-asian="normal" style:font-weight-complex="normal"/>
    </style:style>
    <style:style style:name="T3" style:family="text">
      <style:text-properties style:font-name="Chandas" fo:font-weight="normal" officeooo:rsid="0011c34c" style:font-weight-asian="normal" style:font-weight-complex="normal"/>
    </style:style>
    <style:style style:name="T4" style:family="text">
      <style:text-properties style:font-name="Chandas" fo:font-weight="normal" officeooo:rsid="00147d4b" style:font-weight-asian="normal" style:font-weight-complex="normal"/>
    </style:style>
    <style:style style:name="T5" style:family="text">
      <style:text-properties style:font-name="Chandas" officeooo:rsid="0011c34c"/>
    </style:style>
    <style:style style:name="T6" style:family="text">
      <style:text-properties style:font-name="Chandas" officeooo:rsid="00133b1b"/>
    </style:style>
    <style:style style:name="T7" style:family="text">
      <style:text-properties style:font-name="Chandas" officeooo:rsid="00147d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umario: </text:span><text:span text:style-name="T2">Usuário faz e monitora denuncia.</text:span></text:p>
      <text:p text:style-name="P1"><text:span text:style-name="T1"/></text:p>
      <text:p text:style-name="P1"><text:span text:style-name="T1">Ator primário: </text:span><text:span text:style-name="T2">Usuário.</text:span></text:p>
      <text:p text:style-name="P1"><text:span text:style-name="T1"/></text:p>
      <text:p text:style-name="P1"><text:span text:style-name="T1">Atores secundários: </text:span><text:span text:style-name="T2">Sistema que efetua a denuncia, </text:span><text:span text:style-name="T3">secretária e agente comunitário.</text:span></text:p>
      <text:p text:style-name="P1"><text:span text:style-name="T1"/></text:p>
      <text:p text:style-name="P1"><text:span text:style-name="T1">Fluxo principal:</text:span></text:p>
      <text:p text:style-name="P4"><text:span text:style-name="T1">1. Usuário faz a denuncia</text:span></text:p>
      <text:p text:style-name="P4"><text:span text:style-name="T1">2. </text:span><text:span text:style-name="T5">Sistema </text:span><text:span text:style-name="T6">pede os dados</text:span><text:span text:style-name="T5"> da denuncia.</text:span></text:p>
      <text:p text:style-name="P5"><text:span text:style-name="T1">3. Usuário informa o</text:span><text:span text:style-name="T6">s dados</text:span><text:span text:style-name="T1"> da denuncia.</text:span></text:p>
      <text:p text:style-name="P5"><text:span text:style-name="T1">4. Sistema cadastra a denuncia.</text:span></text:p>
      <text:p text:style-name="P5"><text:span text:style-name="T1">5. Usuário identifica que a denuncia foi cadastrada.</text:span></text:p>
      <text:p text:style-name="P5"><text:span text:style-name="T1">6. Sistema envia a denuncia para </text:span><text:span text:style-name="T7">a</text:span><text:span text:style-name="T1"> secretária.</text:span></text:p>
      <text:p text:style-name="P5"><text:span text:style-name="T1">7. Secretária verifica se a necessidade de mandar </text:span><text:span text:style-name="T7">o relatório da denuncia</text:span><text:span text:style-name="T1"> </text:span><text:span text:style-name="T7">para o</text:span><text:span text:style-name="T1"> agente comunitário.</text:span></text:p>
      <text:p text:style-name="P5"><text:span text:style-name="T1">8. Agente recebe o relatório.</text:span></text:p>
      <text:p text:style-name="P5"><text:span text:style-name="T1">9. Agente atualiza status da denuncia.</text:span></text:p>
      <text:p text:style-name="P5"><text:span text:style-name="T1"/></text:p>
      <text:p text:style-name="P3"><text:span text:style-name="T1">Fluxo alternativo (4): </text:span><text:span text:style-name="T2">Se o cadastro não for efetuado.</text:span></text:p>
      <text:p text:style-name="P3"><text:span text:style-name="T2">a) Sistema informa ao usuário que os dados </text:span><text:span text:style-name="T4">i</text:span><text:span text:style-name="T2">nformado</text:span><text:span text:style-name="T4">s</text:span><text:span text:style-name="T2"> estão incorretos.</text:span></text:p>
      <text:p text:style-name="P3"><text:span text:style-name="T2">b) Sistema retorna ao passo 4</text:span></text:p>
      <text:p text:style-name="P1"><text:span text:style-name="T1"/></text:p>
      <text:p text:style-name="P1"><text:soft-page-break/><text:span text:style-name="T1">Fluxo alternativo (</text:span><text:span text:style-name="T5">7</text:span><text:span text:style-name="T1">): </text:span><text:span text:style-name="T3">Se não haver necessidade de mandar um agente.</text:span></text:p>
      <text:p text:style-name="P2"><text:span text:style-name="T2">a) sistema informa que a denuncia já foi resolvida.</text:span></text:p>
      <text:p text:style-name="P2"><text:span text:style-name="T2">b) sistema fecha a denuncia.</text:span></text:p>
      <text:p text:style-name="P3"><text:span text:style-name="T2">c) sistema volta ao passo 2.</text:span></text:p>
      <text:p text:style-name="P2"><text:span text:style-name="T2"/></text:p>
      <text:p text:style-name="P3"><text:span text:style-name="T1">Fluxo de Exceção (4) </text:span><text:span text:style-name="T2">Denuncia já foi efetuada por outro usuário.</text:span></text:p>
      <text:p text:style-name="P3"><text:span text:style-name="T2">a) Denuncia já foi feita por outro usuário, não é necessário realizá-la novamente. Voltar ao passo 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njaliOldLipi" svg:font-family="AnjaliOldLipi" style:font-pitch="variable"/>
    <style:font-face style:name="Chandas" svg:font-family="Chandas" style:font-pitch="variable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17:39:19.078077526</meta:creation-date>
    <dc:date>2020-05-03T18:30:07.921310373</dc:date>
    <meta:editing-duration>PT16M37S</meta:editing-duration>
    <meta:editing-cycles>1</meta:editing-cycles>
    <meta:document-statistic meta:table-count="0" meta:image-count="0" meta:object-count="0" meta:page-count="2" meta:paragraph-count="22" meta:word-count="174" meta:character-count="1055" meta:non-whitespace-character-count="903"/>
    <meta:generator>LibreOffice/6.0.7.3$Linux_X86_64 LibreOffice_project/00m0$Build-3</meta:generator>
  </office:meta>
</office:document-meta>
</file>